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c12e" officeooo:paragraph-rsid="0005c12e"/>
    </style:style>
    <style:style style:name="P2" style:family="paragraph" style:parent-style-name="Standard">
      <style:text-properties style:text-underline-style="solid" style:text-underline-width="auto" style:text-underline-color="font-color" officeooo:rsid="0005c12e" officeooo:paragraph-rsid="0005c12e"/>
    </style:style>
    <style:style style:name="P3" style:family="paragraph" style:parent-style-name="Standard">
      <style:text-properties style:text-underline-style="solid" style:text-underline-width="auto" style:text-underline-color="font-color" officeooo:rsid="000a845e" officeooo:paragraph-rsid="000a845e"/>
    </style:style>
    <style:style style:name="P4" style:family="paragraph" style:parent-style-name="Standard">
      <style:text-properties style:text-underline-style="none" officeooo:rsid="000bf17e" officeooo:paragraph-rsid="000bf17e"/>
    </style:style>
    <style:style style:name="P5" style:family="paragraph" style:parent-style-name="Standard">
      <style:text-properties style:text-underline-style="none" officeooo:rsid="000c9502" officeooo:paragraph-rsid="000c9502"/>
    </style:style>
    <style:style style:name="T1" style:family="text">
      <style:text-properties officeooo:rsid="0007143f"/>
    </style:style>
    <style:style style:name="T2" style:family="text">
      <style:text-properties officeooo:rsid="000a845e"/>
    </style:style>
    <style:style style:name="T3" style:family="text">
      <style:text-properties officeooo:rsid="000c9502"/>
    </style:style>
    <style:style style:name="T4" style:family="text">
      <style:text-properties officeooo:rsid="000e0e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ndus 2 / TP 3 : </text:p>
      <text:p text:style-name="P1"/>
      <text:p text:style-name="P1"/>
      <text:p text:style-name="P2"><text:span text:style-name="T2">I. </text:span>interrogations soulevées :</text:p>
      <text:p text:style-name="P1"/>
      <text:p text:style-name="P1">- la conservation de l’historique :</text:p>
      <text:p text:style-name="P1"/>
      <text:p text:style-name="P1"><text:tab/>Actuellement, nous ne conservons qu’un round à la fois, et chaque round ne conserve que la dernière combinaison donnée par le joueur. Cela pose des problèmes de MVC, car la vue gardera en <text:s/>mémoire les combinaisons /indices passés (stockant ainsi des informations plus présentent dans le modèle). </text:p>
      <text:p text:style-name="P1"/>
      <text:p text:style-name="P1"><text:tab/>De cela découle la question de comment stocker ces informations ? Un tableau de rounds dans le game est une possibilité. Mais concernant les rounds, nous réfléchissons encore à si il vaut mieux conserver un tableau de combinaisons et un tableau d’indices, ou si un objet tentative est envisageable.</text:p>
      <text:p text:style-name="P1"/>
      <text:p text:style-name="P1">- prévenir le game de la fin d’un round :</text:p>
      <text:p text:style-name="P1"/>
      <text:p text:style-name="P1"><text:tab/>Nous avions mis en place un roundObserver implémenté par le game. Mais nous nous sommes rendus compte que le contrôleur interviendrais plutôt qu’un observer. Nous avons donc gardé cette question pour plus tard.</text:p>
      <text:p text:style-name="P1"/>
      <text:p text:style-name="P1">- <text:span text:style-name="T1">le système d’indices :</text:span></text:p>
      <text:p text:style-name="P1"/>
      <text:p text:style-name="P1"><text:tab/><text:span text:style-name="T1">la façon de gérer les indices est encore flou. Actuellement, le round a peut être trop de responsabilité. Une autre classe serait nécessaire pour alléger le round.</text:span></text:p>
      <text:p text:style-name="P1"/>
      <text:p text:style-name="P1"/>
      <text:p text:style-name="P3">II. évolution de l’UML :</text:p>
      <text:p text:style-name="P3"/>
      <text:p text:style-name="P4">- les stratégies d’affichages des indices:</text:p>
      <text:p text:style-name="P4"/>
      <text:p text:style-name="P4"><text:tab/>la semaine dernière, le gameMode était gérer par le round via un système de templates. Nous <text:span text:style-name="T3">avons décider d’ignorer temporairement cet aspect du projet, car il demande une meilleurs visions de notre implémentation des vues et contrôleurs. </text:span></text:p>
      <text:p text:style-name="P4"/>
      <text:p text:style-name="P5">- les attributs et méthode<text:span text:style-name="T4">s</text:span> statique<text:span text:style-name="T4">s</text:span> : </text:p>
      <text:p text:style-name="P4"><text:tab/></text:p>
      <text:p text:style-name="P4"><text:tab/><text:span text:style-name="T4">nous avons supprimés touts les statiques présent dans l’ UML, pour rendre le projet plus conforme aux principes de la PO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09:38:31.152549582</meta:creation-date>
    <dc:date>2023-12-05T10:23:42.605413380</dc:date>
    <meta:editing-duration>PT21M5S</meta:editing-duration>
    <meta:editing-cycles>7</meta:editing-cycles>
    <meta:generator>LibreOffice/7.3.7.2$Linux_X86_64 LibreOffice_project/30$Build-2</meta:generator>
    <meta:document-statistic meta:table-count="0" meta:image-count="0" meta:object-count="0" meta:page-count="1" meta:paragraph-count="15" meta:word-count="263" meta:character-count="1589" meta:non-whitespace-character-count="1327"/>
  </office:meta>
</office:document-meta>
</file>